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6806" officeooo:paragraph-rsid="0000680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b567" officeooo:paragraph-rsid="0000b56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b567" officeooo:paragraph-rsid="00053c7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0b567" officeooo:paragraph-rsid="000bcc4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0b567" officeooo:paragraph-rsid="000f82a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f51e" officeooo:paragraph-rsid="0000b567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48b36" officeooo:paragraph-rsid="0000b567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0b567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3f51e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524d6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7a6f4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93b2b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53c78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5e6a2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6dd5b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bcc49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bfa45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0f82a6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149c37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bold" officeooo:rsid="0000b567" officeooo:paragraph-rsid="0016fb6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f51e" style:font-weight-asian="normal" style:font-weight-complex="normal"/>
    </style:style>
    <style:style style:name="T3" style:family="text">
      <style:text-properties fo:font-weight="normal" officeooo:rsid="00048b36" style:font-weight-asian="normal" style:font-weight-complex="normal"/>
    </style:style>
    <style:style style:name="T4" style:family="text">
      <style:text-properties fo:font-weight="normal" officeooo:rsid="000524d6" style:font-weight-asian="normal" style:font-weight-complex="normal"/>
    </style:style>
    <style:style style:name="T5" style:family="text">
      <style:text-properties fo:font-weight="normal" officeooo:rsid="00053c78" style:font-weight-asian="normal" style:font-weight-complex="normal"/>
    </style:style>
    <style:style style:name="T6" style:family="text">
      <style:text-properties fo:font-weight="normal" officeooo:rsid="0005e6a2" style:font-weight-asian="normal" style:font-weight-complex="normal"/>
    </style:style>
    <style:style style:name="T7" style:family="text">
      <style:text-properties fo:font-weight="normal" officeooo:rsid="0006dd5b" style:font-weight-asian="normal" style:font-weight-complex="normal"/>
    </style:style>
    <style:style style:name="T8" style:family="text">
      <style:text-properties fo:font-weight="normal" officeooo:rsid="0007a6f4" style:font-weight-asian="normal" style:font-weight-complex="normal"/>
    </style:style>
    <style:style style:name="T9" style:family="text">
      <style:text-properties fo:font-weight="normal" officeooo:rsid="00093b2b" style:font-weight-asian="normal" style:font-weight-complex="normal"/>
    </style:style>
    <style:style style:name="T10" style:family="text">
      <style:text-properties fo:font-weight="normal" officeooo:rsid="000a6c71" style:font-weight-asian="normal" style:font-weight-complex="normal"/>
    </style:style>
    <style:style style:name="T11" style:family="text">
      <style:text-properties fo:font-weight="normal" officeooo:rsid="000bcc49" style:font-weight-asian="normal" style:font-weight-complex="normal"/>
    </style:style>
    <style:style style:name="T12" style:family="text">
      <style:text-properties fo:font-weight="normal" officeooo:rsid="000bfa45" style:font-weight-asian="normal" style:font-weight-complex="normal"/>
    </style:style>
    <style:style style:name="T13" style:family="text">
      <style:text-properties fo:font-weight="normal" officeooo:rsid="000cf064" style:font-weight-asian="normal" style:font-weight-complex="normal"/>
    </style:style>
    <style:style style:name="T14" style:family="text">
      <style:text-properties fo:font-weight="normal" officeooo:rsid="000dcc60" style:font-weight-asian="normal" style:font-weight-complex="normal"/>
    </style:style>
    <style:style style:name="T15" style:family="text">
      <style:text-properties fo:font-weight="normal" officeooo:rsid="000f82a6" style:font-weight-asian="normal" style:font-weight-complex="normal"/>
    </style:style>
    <style:style style:name="T16" style:family="text">
      <style:text-properties fo:font-weight="normal" officeooo:rsid="00149c37" style:font-weight-asian="normal" style:font-weight-complex="normal"/>
    </style:style>
    <style:style style:name="T17" style:family="text">
      <style:text-properties fo:font-weight="normal" officeooo:rsid="001515df" style:font-weight-asian="normal" style:font-weight-complex="normal"/>
    </style:style>
    <style:style style:name="T18" style:family="text">
      <style:text-properties fo:font-weight="normal" officeooo:rsid="0016b066" style:font-weight-asian="normal" style:font-weight-complex="normal"/>
    </style:style>
    <style:style style:name="T19" style:family="text">
      <style:text-properties officeooo:rsid="000524d6"/>
    </style:style>
    <style:style style:name="T20" style:family="text">
      <style:text-properties officeooo:rsid="0007a6f4"/>
    </style:style>
    <style:style style:name="T21" style:family="text">
      <style:text-properties officeooo:rsid="000a6c71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bcc49" style:font-size-asian="12pt" style:font-weight-asian="normal" style:font-size-complex="12pt" style:font-weight-complex="normal"/>
    </style:style>
    <style:style style:name="T24" style:family="text">
      <style:text-properties officeooo:rsid="000f82a6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- ejercicio 4</text:p>
      <text:p text:style-name="P2">ID:<text:span text:style-name="T1"> </text:span><text:span text:style-name="T2">Registrar usuario</text:span><text:span text:style-name="T1"> </text:span></text:p>
      <text:p text:style-name="P2">Titulo: <text:span text:style-name="T2">Como persona quiero registrarme en el sistema para poder comprar bebidas alcohólicas.</text:span></text:p>
      <text:p text:style-name="P6">Reglas de negocio: Venta de bebidas solo a personas mayores de 18 años.</text:p>
      <text:p text:style-name="P2">Criterios de aceptación:</text:p>
      <text:list xml:id="list1283982345" text:style-name="L1">
        <text:list-item>
          <text:p text:style-name="P8">Escenario 1: <text:span text:style-name="T2">Registro exitoso.</text:span></text:p>
          <text:list>
            <text:list-item>
              <text:p text:style-name="P9">Dado <text:span text:style-name="T2">una persona </text:span><text:span text:style-name="T16">con</text:span><text:span text:style-name="T2"> email “</text:span><text:a xlink:type="simple" xlink:href="mailto:ema_marca@holi.com" text:style-name="Internet_20_link" text:visited-style-name="Visited_20_Internet_20_Link"><text:span text:style-name="T2">ema_marca@holi.com</text:span></text:a><text:span text:style-name="T2">”, </text:span><text:span text:style-name="T3">no registrado anteriormente, </text:span><text:span text:style-name="T2">y edad 19. <text:s/></text:span></text:p>
            </text:list-item>
            <text:list-item>
              <text:p text:style-name="P9">Cuando <text:span text:style-name="T2">la persona ingresa nombre “Ema”, apellido “Marca” , email “</text:span><text:a xlink:type="simple" xlink:href="mailto:ema_marca@holi.com" text:style-name="Internet_20_link" text:visited-style-name="Visited_20_Internet_20_Link"><text:span text:style-name="T2">ema_marca@holi.com</text:span></text:a><text:span text:style-name="T2">” y edad 19. </text:span><text:span text:style-name="T16">Y presiona registrarse.</text:span></text:p>
            </text:list-item>
            <text:list-item>
              <text:p text:style-name="P7"><text:span text:style-name="T25">Entonces</text:span> El sistema le genera una clave, que es enviada al mail.</text:p>
            </text:list-item>
          </text:list>
        </text:list-item>
        <text:list-item>
          <text:p text:style-name="P8">Escenario 2: <text:span text:style-name="T4">Registro fallido, edad menor a 18 anios</text:span></text:p>
          <text:list>
            <text:list-item>
              <text:p text:style-name="P19">Dado <text:span text:style-name="T4">una persona </text:span><text:span text:style-name="T16">de</text:span><text:span text:style-name="T4"> 1</text:span><text:span text:style-name="T16">7 </text:span><text:span text:style-name="T4">edad.</text:span></text:p>
            </text:list-item>
            <text:list-item>
              <text:p text:style-name="P10">Cuando <text:span text:style-name="T4">una persona ingresa nombre “panchi”, apellido “massa”, email “</text:span><text:a xlink:type="simple" xlink:href="mailto:panchi123@hotmai.com" text:style-name="Internet_20_link" text:visited-style-name="Visited_20_Internet_20_Link"><text:span text:style-name="T4">panchi123@hotmai.com</text:span></text:a><text:span text:style-name="T4">” y edad 1</text:span><text:span text:style-name="T16">7</text:span><text:span text:style-name="T4">. </text:span><text:span text:style-name="T16">y presiona registrarse.</text:span></text:p>
            </text:list-item>
            <text:list-item>
              <text:p text:style-name="P11">Entonces <text:span text:style-name="T4">el sistema emitirá un mensaje con el texto de la ley de prohibición de venta de bebidas alcohólicas. a menores y cancelara el registro actual.</text:span></text:p>
            </text:list-item>
          </text:list>
        </text:list-item>
        <text:list-item>
          <text:p text:style-name="P11">Escenario <text:span text:style-name="T20">3</text:span>: <text:span text:style-name="T4">Registro fallido, </text:span><text:span text:style-name="T9">email previamente</text:span><text:span text:style-name="T8"> registra</text:span><text:span text:style-name="T9">do</text:span><text:span text:style-name="T8">, quiere registrarse. </text:span></text:p>
          <text:list>
            <text:list-item>
              <text:p text:style-name="P11">Dado <text:span text:style-name="T4">una persona </text:span><text:span text:style-name="T16">con</text:span><text:span text:style-name="T4"> email “</text:span><text:span text:style-name="T9">ema_marca</text:span><text:a xlink:type="simple" xlink:href="mailto:panchi123@hotmai.com" text:style-name="Internet_20_link" text:visited-style-name="Visited_20_Internet_20_Link"><text:span text:style-name="T4">@ho</text:span><text:span text:style-name="T9">l</text:span><text:span text:style-name="T4">i.com</text:span></text:a><text:span text:style-name="T4">” </text:span><text:span text:style-name="T16">previamente registrado</text:span><text:span text:style-name="T4">.</text:span></text:p>
            </text:list-item>
            <text:list-item>
              <text:p text:style-name="P12">Cuando <text:span text:style-name="T4">una persona ingresa nombre “panchi</text:span><text:span text:style-name="T9">ta</text:span><text:span text:style-name="T4">”, apellido “massa</text:span><text:span text:style-name="T9">cote</text:span><text:span text:style-name="T4">”, email “</text:span><text:span text:style-name="T9">ema_marca</text:span><text:a xlink:type="simple" xlink:href="mailto:panchi123@hotmai.com" text:style-name="Internet_20_link" text:visited-style-name="Visited_20_Internet_20_Link"><text:span text:style-name="T4">@ho</text:span><text:span text:style-name="T9">l</text:span><text:span text:style-name="T4">i.com</text:span></text:a><text:span text:style-name="T4">” y edad </text:span><text:span text:style-name="T9">35</text:span><text:span text:style-name="T4">.</text:span></text:p>
            </text:list-item>
            <text:list-item>
              <text:p text:style-name="P11"><text:span text:style-name="T19">Entonces</text:span><text:span text:style-name="T4"> el sistema emitirá un mensaje </text:span><text:span text:style-name="T9">informando que el email ya posee una cuenta registrada</text:span><text:span text:style-name="T4">.</text:span></text:p>
            </text:list-item>
          </text:list>
        </text:list-item>
      </text:list>
      <text:p text:style-name="P2">ID: <text:span text:style-name="T5">Iniciar Sesión</text:span></text:p>
      <text:p text:style-name="P2">Titulo: <text:span text:style-name="T5">Como &lt;Usuario&gt; quiero &lt;Iniciar sesión&gt; para &lt;Comprar bebidas&gt;</text:span></text:p>
      <text:p text:style-name="P2">Reglas de negocio: -</text:p>
      <text:p text:style-name="P2">Criterios de aceptación: </text:p>
      <text:list xml:id="list171429491193692" text:continue-numbering="true" text:style-name="L1">
        <text:list-item>
          <text:p text:style-name="P8">Escenario 1: <text:span text:style-name="T1"><text:s/></text:span><text:span text:style-name="T5">Inicio sesión exitoso </text:span></text:p>
          <text:list>
            <text:list-item>
              <text:p text:style-name="P13">Dado <text:span text:style-name="T1"><text:s/></text:span><text:span text:style-name="T5">un usuario registrado en el sistema, con nombre de usuario “</text:span><text:a xlink:type="simple" xlink:href="mailto:ema_marca@holi.com" text:style-name="Internet_20_link" text:visited-style-name="Visited_20_Internet_20_Link"><text:span text:style-name="T2">ema_marca@holi.com</text:span></text:a><text:span text:style-name="T5">” y contraseña “12345”</text:span></text:p>
            </text:list-item>
            <text:list-item>
              <text:p text:style-name="P13">Cuando <text:span text:style-name="T1"><text:s/></text:span><text:span text:style-name="T5">el usuario ingresa nombre de usuario “</text:span><text:a xlink:type="simple" xlink:href="mailto:ema_marca@holi.com" text:style-name="Internet_20_link" text:visited-style-name="Visited_20_Internet_20_Link"><text:span text:style-name="T2">ema_marca@holi.com</text:span></text:a><text:span text:style-name="T5">” y contraseña “12345”.</text:span></text:p>
            </text:list-item>
            <text:list-item>
              <text:p text:style-name="P8">Entonces <text:span text:style-name="T6">el sistema se inicia y se carga la lista de bebidas.</text:span></text:p>
            </text:list-item>
          </text:list>
        </text:list-item>
        <text:list-item>
          <text:p text:style-name="P8">Escenario 2: <text:span text:style-name="T6">Inicio de sesión fallido, contraseña no concuerda con usuario registrado.</text:span></text:p>
          <text:list>
            <text:list-item>
              <text:p text:style-name="P14">Dado <text:span text:style-name="T5">un usuario registrado en el sistema, con nombre de usuario “</text:span><text:a xlink:type="simple" xlink:href="mailto:ema_marca@holi.com" text:style-name="Internet_20_link" text:visited-style-name="Visited_20_Internet_20_Link"><text:span text:style-name="T2">ema_marca@holi.com</text:span></text:a><text:span text:style-name="T5">” y contraseña “</text:span><text:span text:style-name="T6">33333</text:span><text:span text:style-name="T5">”, </text:span><text:span text:style-name="T7">que no pertenece al usuario.</text:span><text:span text:style-name="T5"> </text:span></text:p>
            </text:list-item>
            <text:list-item>
              <text:p text:style-name="P15">Cuando <text:span text:style-name="T5">el usuario ingresa nombre de usuario “</text:span><text:a xlink:type="simple" xlink:href="mailto:ema_marca@holi.com" text:style-name="Internet_20_link" text:visited-style-name="Visited_20_Internet_20_Link"><text:span text:style-name="T2">ema_marca@holi.com</text:span></text:a><text:span text:style-name="T5">” y contraseña “</text:span><text:span text:style-name="T7">33333”.</text:span></text:p>
            </text:list-item>
            <text:list-item>
              <text:p text:style-name="P8">Entonces <text:span text:style-name="T7">El sistema informa que el usuario y la contraseña </text:span><text:span text:style-name="T17">son incorrectos</text:span><text:span text:style-name="T7">.</text:span></text:p>
              <text:p text:style-name="P8"/>
            </text:list-item>
          </text:list>
        </text:list-item>
      </text:list>
      <text:p text:style-name="P3">ID: <text:span text:style-name="T7">Cierre de sesión</text:span></text:p>
      <text:p text:style-name="P3">Titulo: <text:span text:style-name="T7">Como usuario quiero cerrar sesión para que no quede abierta.</text:span></text:p>
      <text:p text:style-name="P3">Reglas de negocio: -</text:p>
      <text:p text:style-name="P3">Criterios de aceptación:</text:p>
      <text:list xml:id="list171428976545458" text:continue-numbering="true" text:style-name="L1">
        <text:list-item>
          <text:p text:style-name="P13">Escenario 1: <text:span text:style-name="T8">Cierre de sesión exitoso </text:span></text:p>
          <text:list>
            <text:list-item>
              <text:p text:style-name="P13">Dado <text:span text:style-name="T8">un usuario “</text:span><text:a xlink:type="simple" xlink:href="mailto:ema_marca@holi.com" text:style-name="Internet_20_link" text:visited-style-name="Visited_20_Internet_20_Link"><text:span text:style-name="T8">ema_marca@holi.com</text:span></text:a><text:span text:style-name="T8">” logueado en el sistema</text:span></text:p>
            </text:list-item>
            <text:list-item>
              <text:p text:style-name="P13">Cuando <text:span text:style-name="T1"><text:s/></text:span><text:span text:style-name="T8">el usuario logueado presiona “cerrar sesión”</text:span></text:p>
            </text:list-item>
            <text:list-item>
              <text:p text:style-name="P13">Entonces <text:span text:style-name="T8">la sesión actual se cierra.</text:span></text:p>
            </text:list-item>
          </text:list>
        </text:list-item>
      </text:list>
      <text:p text:style-name="P3"/>
      <text:p text:style-name="P3">ID: <text:span text:style-name="T11">Comprar productos</text:span></text:p>
      <text:p text:style-name="P3">Titulo: <text:span text:style-name="T1"><text:s/></text:span><text:span text:style-name="T9">como usuario quiero </text:span><text:span text:style-name="T11">comprar bebidas</text:span><text:span text:style-name="T9"> para </text:span><text:span text:style-name="T11">un evento</text:span><text:span text:style-name="T9">.</text:span></text:p>
      <text:p text:style-name="P4"><text:soft-page-break/>Reglas de negocio: <text:span text:style-name="T11">se </text:span><text:span text:style-name="T22">deberá aplicar un descuento del 20% a usuarios premium. </text:span><text:span text:style-name="T23">se</text:span><text:span text:style-name="T22"> debe aplicar un descuento del 10% a las compras mayores de $4.500.</text:span></text:p>
      <text:p text:style-name="P3">Criterios de aceptación:</text:p>
      <text:list xml:id="list171429310058397" text:continue-numbering="true" text:style-name="L1">
        <text:list-item>
          <text:p text:style-name="P13">Escenario 1: <text:span text:style-name="T11">Comprar productos, usuario premium compra &lt; $4500</text:span><text:span text:style-name="T10">.</text:span></text:p>
          <text:list>
            <text:list-item>
              <text:p text:style-name="P13">Dado <text:span text:style-name="T1"><text:s/></text:span><text:span text:style-name="T18">un </text:span><text:span text:style-name="T11">usuario premium </text:span><text:span text:style-name="T10">previamente logueado, </text:span><text:span text:style-name="T11">selecciona productos por un valor $3000.</text:span></text:p>
            </text:list-item>
            <text:list-item>
              <text:p text:style-name="P16">Cuando <text:span text:style-name="T10">el </text:span><text:span text:style-name="T11">usuario selecciona las bebidas “fernet branca </text:span><text:span text:style-name="T15">x1 </text:span><text:span text:style-name="T11">y cervezas x2”</text:span><text:span text:style-name="T10">. </text:span><text:span text:style-name="T18">Y Presiona pagar</text:span><text:span text:style-name="T10"> </text:span></text:p>
            </text:list-item>
            <text:list-item>
              <text:p text:style-name="P13">Entonces <text:span text:style-name="T11">el sistema efectua los descuentos correspondientes, </text:span><text:span text:style-name="T12">mostrando en pantalla el valor menos el 20% = $2400</text:span><text:span text:style-name="T10">.</text:span></text:p>
            </text:list-item>
          </text:list>
        </text:list-item>
        <text:list-item>
          <text:p text:style-name="P17">Escenario 2: <text:span text:style-name="T11">Comprar productos, usuario premium compra &gt;</text:span><text:span text:style-name="T12">=</text:span><text:span text:style-name="T11"> $4500</text:span><text:span text:style-name="T10">.</text:span></text:p>
          <text:list>
            <text:list-item>
              <text:p text:style-name="P17">Dado <text:span text:style-name="T1"><text:s/></text:span><text:span text:style-name="T10">un usuario </text:span><text:span text:style-name="T11">usuario premium </text:span><text:span text:style-name="T10">previamente logueado, </text:span><text:span text:style-name="T11">selecciona productos por un valor $</text:span><text:span text:style-name="T12">7000</text:span><text:span text:style-name="T11">.</text:span></text:p>
            </text:list-item>
            <text:list-item>
              <text:p text:style-name="P20">Cuando <text:span text:style-name="T10">el </text:span><text:span text:style-name="T11">usuario selecciona las bebidas “fernet branca </text:span><text:span text:style-name="T15">x1 </text:span><text:span text:style-name="T11">y cervezas x 2</text:span><text:span text:style-name="T12">4</text:span><text:span text:style-name="T11">”</text:span><text:span text:style-name="T10">.</text:span><text:span text:style-name="T18">Y Presiona pagar</text:span><text:span text:style-name="T10"> </text:span></text:p>
            </text:list-item>
            <text:list-item>
              <text:p text:style-name="P18">Entonces <text:span text:style-name="T11">el sistema efectua los descuentos correspondientes, </text:span><text:span text:style-name="T12">mostrando en pantalla el valor menos el 20% </text:span><text:span text:style-name="T13">por usuario premium y 10% por compra &gt;</text:span><text:span text:style-name="T14">=</text:span><text:span text:style-name="T13">$4500</text:span><text:span text:style-name="T12"> = $</text:span><text:span text:style-name="T13">49</text:span><text:span text:style-name="T12">00</text:span><text:span text:style-name="T10">.</text:span></text:p>
            </text:list-item>
          </text:list>
        </text:list-item>
        <text:list-item>
          <text:p text:style-name="P18">Escenario <text:span text:style-name="T24">3</text:span>: <text:span text:style-name="T11">Comprar productos, usuario premium compra &lt; $4500</text:span><text:span text:style-name="T10">.</text:span></text:p>
          <text:list>
            <text:list-item>
              <text:p text:style-name="P18">Dado <text:span text:style-name="T1"><text:s/></text:span><text:span text:style-name="T10">un usuario </text:span><text:span text:style-name="T11"><text:s/></text:span><text:span text:style-name="T10">previamente logueado, </text:span><text:span text:style-name="T11">selecciona productos <text:s/>por un valor $3000.</text:span></text:p>
            </text:list-item>
            <text:list-item>
              <text:p text:style-name="P20">Cuando <text:span text:style-name="T10">el </text:span><text:span text:style-name="T11">usuario selecciona las bebidas “fernet branca </text:span><text:span text:style-name="T15">x1 </text:span><text:span text:style-name="T11">y cervezas x2”</text:span><text:span text:style-name="T10">. </text:span><text:span text:style-name="T18">Y Presiona pagar</text:span><text:span text:style-name="T10"> </text:span></text:p>
            </text:list-item>
            <text:list-item>
              <text:p text:style-name="P18"><text:span text:style-name="T21">Entonces</text:span><text:span text:style-name="T10"> </text:span><text:span text:style-name="T11">el sistema </text:span><text:span text:style-name="T15">muestra en pantalla el precio sin descuentos </text:span><text:span text:style-name="T12">= $</text:span><text:span text:style-name="T15">30</text:span><text:span text:style-name="T12">00</text:span><text:span text:style-name="T10">. </text:span></text:p>
            </text:list-item>
          </text:list>
        </text:list-item>
        <text:list-item>
          <text:p text:style-name="P18">Escenario <text:span text:style-name="T24">4</text:span>: <text:span text:style-name="T11">Comprar productos, usuario premium compra &gt;</text:span><text:span text:style-name="T15">=</text:span><text:span text:style-name="T11"> $4500</text:span><text:span text:style-name="T10">.</text:span></text:p>
          <text:list>
            <text:list-item>
              <text:p text:style-name="P18">Dado <text:span text:style-name="T1"><text:s/></text:span><text:span text:style-name="T10">un usuario previamente logueado, </text:span><text:span text:style-name="T15">este </text:span><text:span text:style-name="T11">selecciona productos por un valor $</text:span><text:span text:style-name="T15">7</text:span><text:span text:style-name="T11">000.</text:span></text:p>
            </text:list-item>
            <text:list-item>
              <text:p text:style-name="P20">Cuando <text:span text:style-name="T10">el </text:span><text:span text:style-name="T11">usuario selecciona las bebidas “fernet branca </text:span><text:span text:style-name="T15">x1</text:span><text:span text:style-name="T11"> y cervezas x2</text:span><text:span text:style-name="T15">4</text:span><text:span text:style-name="T11">”</text:span><text:span text:style-name="T10">. </text:span><text:span text:style-name="T18">Y Presiona pagar</text:span><text:span text:style-name="T10"> </text:span></text:p>
            </text:list-item>
            <text:list-item>
              <text:p text:style-name="P18"><text:span text:style-name="T21">Entonces</text:span><text:span text:style-name="T10"> </text:span><text:span text:style-name="T11">el sistema </text:span><text:span text:style-name="T15">muestra en pantalla el precio con 10% de descuento </text:span><text:span text:style-name="T12">= $</text:span><text:span text:style-name="T15">63</text:span><text:span text:style-name="T12">00</text:span><text:span text:style-name="T10">.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7:48:43.712746740</meta:creation-date>
    <dc:date>2023-10-18T17:14:28.653000000</dc:date>
    <meta:editing-duration>PT1H19M34S</meta:editing-duration>
    <meta:editing-cycles>12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58" meta:word-count="643" meta:character-count="4048" meta:non-whitespace-character-count="3479"/>
  </office:meta>
</office:document-meta>
</file>